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3bd48a" officeooo:paragraph-rsid="00672656"/>
    </style:style>
    <style:style style:name="P2" style:family="paragraph" style:parent-style-name="Standard">
      <style:text-properties style:font-name="Liberation Sans" officeooo:rsid="0060aae8" officeooo:paragraph-rsid="001ed4c0"/>
    </style:style>
    <style:style style:name="P3" style:family="paragraph" style:parent-style-name="Standard">
      <style:text-properties style:font-name="Liberation Sans" fo:font-size="10pt" officeooo:rsid="003bd48a" officeooo:paragraph-rsid="00672656" style:font-size-asian="8.75pt" style:font-size-complex="10pt"/>
    </style:style>
    <style:style style:name="P4" style:family="paragraph" style:parent-style-name="Standard">
      <style:text-properties officeooo:paragraph-rsid="00245f98"/>
    </style:style>
    <style:style style:name="P5" style:family="paragraph" style:parent-style-name="Standard">
      <style:paragraph-properties fo:break-before="page"/>
      <style:text-properties style:font-name="Liberation Sans" officeooo:rsid="003bd48a" officeooo:paragraph-rsid="00672656"/>
    </style:style>
    <style:style style:name="P6" style:family="paragraph" style:parent-style-name="Standard">
      <style:text-properties style:font-name="Liberation Sans" officeooo:rsid="003bd48a" officeooo:paragraph-rsid="00586c5c"/>
    </style:style>
    <style:style style:name="P7" style:family="paragraph">
      <loext:graphic-properties draw:fill="none" draw:fill-color="#ffffff"/>
      <style:text-properties style:font-name="Liberation Sans" fo:font-size="12pt" fo:font-weight="bold" style:font-weight-asian="bold" style:font-weight-complex="bold"/>
    </style:style>
    <style:style style:name="P8" style:family="paragraph">
      <loext:graphic-properties draw:fill="none" draw:fill-color="#ffffff"/>
      <style:text-properties style:font-name="Liberation Sans" fo:font-size="11pt" style:font-size-asian="11pt" style:font-size-complex="11pt"/>
    </style:style>
    <style:style style:name="P9" style:family="paragraph">
      <loext:graphic-properties draw:fill="none" draw:fill-color="#ffffff"/>
      <style:text-properties fo:color="#800000" style:font-name="Liberation Sans" fo:font-size="11pt" fo:font-weight="bold" style:font-size-asian="11pt" style:font-weight-asian="bold" style:font-size-complex="11pt" style:font-weight-complex="bold"/>
    </style:style>
    <style:style style:name="P10" style:family="paragraph">
      <loext:graphic-properties draw:fill="none" draw:fill-color="#ffffff"/>
      <style:text-properties fo:color="#800000" style:font-name="Liberation Sans" fo:font-size="11pt" style:font-size-asian="11pt" style:font-size-complex="11pt"/>
    </style:style>
    <style:style style:name="P11" style:family="paragraph">
      <loext:graphic-properties draw:fill="none" draw:fill-color="#ffffff"/>
      <style:text-properties fo:color="#800000" style:font-name="Liberation Sans" fo:font-size="8pt" style:font-size-asian="8pt" style:font-size-complex="8pt"/>
    </style:style>
    <style:style style:name="P12" style:family="paragraph">
      <loext:graphic-properties draw:fill="none" draw:fill-color="#ffffff"/>
      <style:text-properties fo:color="#ffffff" style:font-name="Liberation Sans"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Liberation Sans" fo:font-size="12pt" fo:font-weight="bold" style:font-weight-asian="bold" style:font-weight-complex="bold"/>
    </style:style>
    <style:style style:name="T2" style:family="text">
      <style:text-properties style:font-name="Liberation Sans" fo:font-size="11pt" style:font-size-asian="11pt" style:font-size-complex="11pt"/>
    </style:style>
    <style:style style:name="T3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4" style:family="text">
      <style:text-properties style:font-name="Liberation Sans" fo:font-size="8pt" style:font-size-asian="8pt" style:font-size-complex="8pt"/>
    </style:style>
    <style:style style:name="T5" style:family="text">
      <style:text-properties fo:color="#ffffff" style:font-name="Liberation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in" fo:margin-right="0in" fo:margin-top="0in" fo:margin-bottom="0in" style:protect="none" style:vertical-pos="from-top" style:horizontal-pos="from-left" style:horizontal-rel="paragraph" draw:fill-image-width="0in" draw:fill-image-height="0in" fo:padding="0in" fo:border="none" style:shadow="none" draw:shadow-opacity="100%">
        <style:columns fo:column-count="1" fo:column-gap="0in"/>
      </style:graphic-properties>
    </style:style>
    <style:style style:name="gr1" style:family="graphic">
      <style:graphic-properties draw:stroke="none" svg:stroke-color="#000000" draw:fill="none" draw:fill-color="#ffffff" fo:min-height="0.1925in" fo:margin-left="0.3937in" fo:margin-right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2571in" style:protect="position size" fo:margin-left="0.3937in" fo:margin-right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entries" text:anchor-type="as-char" svg:y="0in" svg:width="2.75in" svg:height="2in" draw:z-index="0"><draw:text-box><text:p text:style-name="P5"/><text:p text:style-name="P5"><draw:frame text:anchor-type="char" draw:z-index="6" draw:name="depot.name |  bg-color: &quot;@depot.farbCode&quot;" draw:style-name="gr2" draw:text-style-name="P12" svg:width="1.5433in" svg:height="0.2571in" svg:x="0.3937in" svg:y="0.028in"><draw:text-box><text:p><text:span text:style-name="T5">Depot</text:span></text:p></draw:text-box></draw:frame></text:p><text:p text:style-name="P6"><draw:frame text:anchor-type="as-char" svg:y="-0.1437in" draw:z-index="1" draw:name="korb.abotyp.name" draw:style-name="gr1" draw:text-style-name="P7" svg:width="0.9205in" svg:height="0.1925in"><draw:text-box><text:p><text:span text:style-name="T1">Abotyp</text:span></text:p></draw:text-box></draw:frame><draw:frame text:anchor-type="as-char" svg:y="-0.1437in" draw:z-index="7" draw:name="korb.zusatzAbosString" draw:style-name="gr1" draw:text-style-name="P7" svg:width="0.9449in" svg:height="0.1925in"><draw:text-box><text:p><text:span text:style-name="T1">Zusatz</text:span></text:p></draw:text-box></draw:frame></text:p><text:p text:style-name="P1"><draw:frame text:anchor-type="as-char" svg:y="-0.1437in" draw:z-index="2" draw:name="datum | date: &quot;EEE, dd.MM.yyyy&quot;" draw:style-name="gr1" draw:text-style-name="P8" svg:width="1.5433in" svg:height="0.1925in"><draw:text-box><text:p><text:span text:style-name="T2">datum</text:span></text:p></draw:text-box></draw:frame></text:p><text:p text:style-name="P3"/><text:p text:style-name="P1"><draw:frame text:anchor-type="as-char" svg:y="-0.1437in" draw:z-index="3" draw:name="korb.kunde.bezeichnung" draw:style-name="gr1" draw:text-style-name="P9" svg:width="2.2122in" svg:height="0.1925in"><draw:text-box><text:p><text:span text:style-name="T3">Kundebezeichnung</text:span></text:p></draw:text-box></draw:frame></text:p><text:p text:style-name="P2"><draw:frame text:anchor-type="as-char" svg:y="-0.1437in" draw:z-index="4" draw:name="korb.kunde.strasseUndNummer" draw:style-name="gr1" draw:text-style-name="P10" svg:width="2.2343in" svg:height="0.1925in"><draw:text-box><text:p><text:span text:style-name="T2">Strasse</text:span></text:p></draw:text-box></draw:frame></text:p><text:p text:style-name="P2"><draw:frame text:anchor-type="as-char" svg:y="-0.1437in" draw:z-index="5" draw:name="korb.kunde.telefonNummern" draw:style-name="gr1" draw:text-style-name="P11" svg:width="2.2205in" svg:height="0.1925in"><draw:text-box><text:p><text:span text:style-name="T4">Telefonnummern</text:span></text:p></draw:text-box></draw:frame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839in" fo:margin-bottom="0.839in" fo:margin-left="0in" fo:margin-right="0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Rawyler</meta:initial-creator>
    <meta:creation-date>2017-04-25T13:43:53.242893889</meta:creation-date>
    <dc:date>2017-09-12T08:15:06.596654430</dc:date>
    <meta:editing-duration>P1DT20H17M11S</meta:editing-duration>
    <meta:editing-cycles>45</meta:editing-cycles>
    <meta:generator>LibreOffice/5.3.1.2$Linux_X86_64 LibreOffice_project/30m0$Build-2</meta:generator>
    <dc:creator>Thomas Rawyler</dc:creator>
    <meta:document-statistic meta:table-count="0" meta:image-count="0" meta:object-count="0" meta:page-count="1" meta:paragraph-count="6" meta:word-count="0" meta:character-count="0" meta:non-whitespace-character-count="0"/>
  </office:meta>
</office:document-meta>
</file>